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13]-[.F1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14]-[.F1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4])" office:value-type="float" office:value="0" calcext:value-type="float">
            <text:p>-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06:36.688787900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06:36.699319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09-17T09:07:25.855942000</dc:date>
    <dc:language>pt-PT</dc:language>
    <meta:editing-cycles>689</meta:editing-cycles>
    <meta:editing-duration>P2DT15M35S</meta:editing-duration>
    <meta:print-date>2023-12-28T12:23:41.575000000</meta:print-date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